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
  <office:body>
    <office:text>
      <text:h text:outline-level="1" text:style-name="Heading_1" text:is-list-header="true">Base de données presidence</text:h>
      <text:h text:outline-level="2" text:style-name="Heading_2" text:is-list-header="true">Structure de la table actions_courriers</text:h>
      <table:table table:name="actions_courriers_data">
        <table:table-column table:number-columns-repeated="4"/>
        <table:table-row>
          <table:table-cell office:value-type="string">
            <text:p>Champ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éfaut</text:p>
          </table:table-cell>
        </table:table-row>
        <table:table-row>
          <table:table-cell office:value-type="string">
            <text:p>id_action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courrie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utilisateu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utilisateur2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ction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imestamp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Structure de la table autorisation</text:h>
      <table:table table:name="autorisation_data">
        <table:table-column table:number-columns-repeated="4"/>
        <table:table-row>
          <table:table-cell office:value-type="string">
            <text:p>Champ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éfaut</text:p>
          </table:table-cell>
        </table:table-row>
        <table:table-row>
          <table:table-cell office:value-type="string">
            <text:p>id_autorisation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ate_depart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ate_arrive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objet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noms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qualit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ure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saisi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imestamp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Structure de la table copies</text:h>
      <table:table table:name="copies_data">
        <table:table-column table:number-columns-repeated="4"/>
        <table:table-row>
          <table:table-cell office:value-type="string">
            <text:p>Champ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éfaut</text:p>
          </table:table-cell>
        </table:table-row>
        <table:table-row>
          <table:table-cell office:value-type="string">
            <text:p>id_copie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courrie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utilisateu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ate_copi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courrier_copie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Structure de la table courrier</text:h>
      <table:table table:name="courrier_data">
        <table:table-column table:number-columns-repeated="4"/>
        <table:table-row>
          <table:table-cell office:value-type="string">
            <text:p>Champ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éfaut</text:p>
          </table:table-cell>
        </table:table-row>
        <table:table-row>
          <table:table-cell office:value-type="string">
            <text:p>id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expediteur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estinatair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objet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ref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saisi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ate_lettr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ate_arrive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synthes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type</text:p>
          </table:table-cell>
          <table:table-cell office:value-type="string">
            <text:p>smallint(6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nbre_pages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categorie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reception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uteu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orientation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nnexes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ransmission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raitement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entrant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Structure de la table lettre_tuteur</text:h>
      <table:table table:name="lettre_tuteur_data">
        <table:table-column table:number-columns-repeated="4"/>
        <table:table-row>
          <table:table-cell office:value-type="string">
            <text:p>Champ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éfaut</text:p>
          </table:table-cell>
        </table:table-row>
        <table:table-row>
          <table:table-cell office:value-type="string">
            <text:p>id_lettre_tuteu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destinateu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tuteu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courrie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Structure de la table moniteur</text:h>
      <table:table table:name="moniteur_data">
        <table:table-column table:number-columns-repeated="4"/>
        <table:table-row>
          <table:table-cell office:value-type="string">
            <text:p>Champ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éfaut</text:p>
          </table:table-cell>
        </table:table-row>
        <table:table-row>
          <table:table-cell office:value-type="string">
            <text:p>id_act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utilisateu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concern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ction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ate_action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dresse_ip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Structure de la table notes</text:h>
      <table:table table:name="notes_data">
        <table:table-column table:number-columns-repeated="4"/>
        <table:table-row>
          <table:table-cell office:value-type="string">
            <text:p>Champ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éfaut</text:p>
          </table:table-cell>
        </table:table-row>
        <table:table-row>
          <table:table-cell office:value-type="string">
            <text:p>id_note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courrie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utilisateu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objet_not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libelle_not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ate_not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Structure de la table objets</text:h>
      <table:table table:name="objets_data">
        <table:table-column table:number-columns-repeated="4"/>
        <table:table-row>
          <table:table-cell office:value-type="string">
            <text:p>Champ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éfaut</text:p>
          </table:table-cell>
        </table:table-row>
        <table:table-row>
          <table:table-cell office:value-type="string">
            <text:p>id_objet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libelle_objet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observations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Structure de la table ordres</text:h>
      <table:table table:name="ordres_data">
        <table:table-column table:number-columns-repeated="4"/>
        <table:table-row>
          <table:table-cell office:value-type="string">
            <text:p>Champ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éfaut</text:p>
          </table:table-cell>
        </table:table-row>
        <table:table-row>
          <table:table-cell office:value-type="string">
            <text:p>id_ordre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ate_depart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ate_arrive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objet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noms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qualit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ure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saisi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tinerair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imestamp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origine_frais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moyen_transport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Structure de la table reception</text:h>
      <table:table table:name="reception_data">
        <table:table-column table:number-columns-repeated="4"/>
        <table:table-row>
          <table:table-cell office:value-type="string">
            <text:p>Champ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éfaut</text:p>
          </table:table-cell>
        </table:table-row>
        <table:table-row>
          <table:table-cell office:value-type="string">
            <text:p>id_utilisateu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courrie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at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Structure de la table scannages</text:h>
      <table:table table:name="scannages_data">
        <table:table-column table:number-columns-repeated="4"/>
        <table:table-row>
          <table:table-cell office:value-type="string">
            <text:p>Champ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éfaut</text:p>
          </table:table-cell>
        </table:table-row>
        <table:table-row>
          <table:table-cell office:value-type="string">
            <text:p>id_scan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itr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courrie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nom_fichier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ype_mim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ate_enreg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Structure de la table services</text:h>
      <table:table table:name="services_data">
        <table:table-column table:number-columns-repeated="4"/>
        <table:table-row>
          <table:table-cell office:value-type="string">
            <text:p>Champ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éfaut</text:p>
          </table:table-cell>
        </table:table-row>
        <table:table-row>
          <table:table-cell office:value-type="string">
            <text:p>id_service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servic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prefix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last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Structure de la table sessions</text:h>
      <table:table table:name="sessions_data">
        <table:table-column table:number-columns-repeated="4"/>
        <table:table-row>
          <table:table-cell office:value-type="string">
            <text:p>Champ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éfaut</text:p>
          </table:table-cell>
        </table:table-row>
        <table:table-row>
          <table:table-cell office:value-type="string">
            <text:p>id_session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utilisateu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ate_debut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ate_fin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adresse_ip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Structure de la table synthese</text:h>
      <table:table table:name="synthese_data">
        <table:table-column table:number-columns-repeated="4"/>
        <table:table-row>
          <table:table-cell office:value-type="string">
            <text:p>Champ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éfaut</text:p>
          </table:table-cell>
        </table:table-row>
        <table:table-row>
          <table:table-cell office:value-type="string">
            <text:p>id_synthese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courrie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use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synthes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ate_enreg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Structure de la table traitement</text:h>
      <table:table table:name="traitement_data">
        <table:table-column table:number-columns-repeated="4"/>
        <table:table-row>
          <table:table-cell office:value-type="string">
            <text:p>Champ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éfaut</text:p>
          </table:table-cell>
        </table:table-row>
        <table:table-row>
          <table:table-cell office:value-type="string">
            <text:p>id_trait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courrie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raitement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utilisateur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ate_traitement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Structure de la table transmission</text:h>
      <table:table table:name="transmission_data">
        <table:table-column table:number-columns-repeated="4"/>
        <table:table-row>
          <table:table-cell office:value-type="string">
            <text:p>Champ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éfaut</text:p>
          </table:table-cell>
        </table:table-row>
        <table:table-row>
          <table:table-cell office:value-type="string">
            <text:p>id_trans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courrier_source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user_source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user_dest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ate_transmission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Structure de la table type_courrier</text:h>
      <table:table table:name="type_courrier_data">
        <table:table-column table:number-columns-repeated="4"/>
        <table:table-row>
          <table:table-cell office:value-type="string">
            <text:p>Champ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éfaut</text:p>
          </table:table-cell>
        </table:table-row>
        <table:table-row>
          <table:table-cell office:value-type="string">
            <text:p>id_type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libelle_typ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observations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Structure de la table type_user</text:h>
      <table:table table:name="type_user_data">
        <table:table-column table:number-columns-repeated="4"/>
        <table:table-row>
          <table:table-cell office:value-type="string">
            <text:p>Champ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éfaut</text:p>
          </table:table-cell>
        </table:table-row>
        <table:table-row>
          <table:table-cell office:value-type="string">
            <text:p>id_type_use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libelle_type_user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observations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</table:table>
      <text:h text:outline-level="2" text:style-name="Heading_2" text:is-list-header="true">Structure de la table utilisateurs</text:h>
      <table:table table:name="utilisateurs_data">
        <table:table-column table:number-columns-repeated="4"/>
        <table:table-row>
          <table:table-cell office:value-type="string">
            <text:p>Champ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éfaut</text:p>
          </table:table-cell>
        </table:table-row>
        <table:table-row>
          <table:table-cell office:value-type="string">
            <text:p>id_utilisateur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nom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fonction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service</text:p>
          </table:table-cell>
          <table:table-cell office:value-type="string">
            <text:p>mediumint(9)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login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email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id_typ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date_enreg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  <table:table-row>
          <table:table-cell office:value-type="string">
            <text:p>telephone</text:p>
          </table:table-cell>
          <table:table-cell office:value-type="string">
            <text:p>text</text:p>
          </table:table-cell>
          <table:table-cell office:value-type="string">
            <text:p>Oui</text:p>
          </table:table-cell>
          <table:table-cell office:value-type="string">
            <text:p>NULL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2.11.6</meta:generator>
    <meta:initial-creator>phpMyAdmin 2.11.6</meta:initial-creator>
    <meta:creation-date>2009-06-19T12:26:05</meta:creation-date>
  </office:meta>
</office:document-meta>
</file>